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803cm" fo:margin-left="0.3cm" table:align="left" style:may-break-between-rows="true" style:writing-mode="lr-tb"/>
    </style:style>
    <style:style style:name="Table1.A" style:family="table-column">
      <style:table-column-properties style:column-width="2.17cm"/>
    </style:style>
    <style:style style:name="Table1.C" style:family="table-column">
      <style:table-column-properties style:column-width="0.75cm"/>
    </style:style>
    <style:style style:name="Table1.L" style:family="table-column">
      <style:table-column-properties style:column-width="0.19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text-properties fo:font-size="2pt" officeooo:paragraph-rsid="0013cfa7" style:font-size-asian="2pt" style:font-size-complex="2pt"/>
    </style:style>
    <style:style style:name="P2" style:family="paragraph" style:parent-style-name="Standard">
      <style:text-properties fo:color="#ffffff" style:font-name="Arial" fo:font-size="10.6000003814697pt" officeooo:rsid="0069302a" officeooo:paragraph-rsid="0069302a" style:font-size-asian="10.6000003814697pt" style:font-size-complex="10.6000003814697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4af084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22a4f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4ca2a6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52fc93" officeooo:paragraph-rsid="0052fc9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4ca2a6" officeooo:paragraph-rsid="006975b1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paragraph-rsid="0046bd0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rsid="004ca2a6" officeooo:paragraph-rsid="006975b1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ffffff" style:font-name="Arial" fo:font-size="5.30000019073486pt" fo:font-style="normal" fo:font-weight="normal" officeooo:rsid="005e0328" officeooo:paragraph-rsid="005e0328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0.6000003814697pt" fo:font-style="normal" fo:font-weight="normal" officeooo:rsid="005568e9" officeooo:paragraph-rsid="005568e9" style:font-name-asian="Times New Roman" style:font-size-asian="10.6000003814697pt" style:font-style-asian="normal" style:font-weight-asian="normal" style:font-name-complex="Times New Roman" style:font-size-complex="10.6000003814697pt" style:font-style-complex="normal" style:font-weight-complex="normal" text:display="tru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L"/>
        <table:table-row table:style-name="Table1.1">
          <table:table-cell table:style-name="Table1.A1" table:number-columns-spanned="12" office:value-type="string">
            <text:p text:style-name="P3"><text:placeholder text:placeholder-type="text">&lt;for each="label_group in template_labels(group_length=4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<text:placeholder text:placeholder-type="text">&lt;(label_group[0]['default_code']).upper()&gt;</text:placeholder> - <text:bookmark-start text:name="__DdeLink__88_759559976"/><text:placeholder text:placeholder-type="text">&lt;(label_group[0]['name']).upper()&gt;</text:placeholder><text:bookmark-end text:name="__DdeLink__88_759559976"/></text:p>
          </table:table-cell>
          <table:covered-table-cell/>
          <table:table-cell table:style-name="Table1.A2" table:number-rows-spanned="2" office:value-type="string">
            <text:p text:style-name="P9"/>
          </table:table-cell>
          <table:table-cell table:style-name="Table1.A2" table:number-columns-spanned="2" office:value-type="string">
            <text:p text:style-name="P6"><text:placeholder text:placeholder-type="text">&lt;(label_group[1]['default_code']).upper()&gt;</text:placeholder> - <text:placeholder text:placeholder-type="text">&lt;(label_group[1]['name']).upper()&gt;</text:placeholder></text:p>
          </table:table-cell>
          <table:covered-table-cell/>
          <table:table-cell table:style-name="Table1.A2" table:number-rows-spanned="2" office:value-type="string">
            <text:p text:style-name="P7"/>
          </table:table-cell>
          <table:table-cell table:style-name="Table1.A2" table:number-columns-spanned="2" office:value-type="string">
            <text:p text:style-name="P4"><text:placeholder text:placeholder-type="text">&lt;(label_group[2]['default_code']).upper()&gt;</text:placeholder> - <text:placeholder text:placeholder-type="text">&lt;(label_group[2]['name']).upper()&gt;</text:placeholder></text:p>
          </table:table-cell>
          <table:covered-table-cell/>
          <table:table-cell table:style-name="Table1.A2" table:number-rows-spanned="2" office:value-type="string">
            <text:p text:style-name="P5"/>
          </table:table-cell>
          <table:table-cell table:style-name="Table1.A2" table:number-columns-spanned="2" office:value-type="string">
            <text:p text:style-name="P4"><text:placeholder text:placeholder-type="text">&lt;(label_group[3]['default_code']).upper()&gt;</text:placeholder> - <text:placeholder text:placeholder-type="text">&lt;(label_group[3]['name']).upper()&gt;</text:placeholder></text:p>
          </table:table-cell>
          <table:covered-table-cell/>
          <table:table-cell table:style-name="Table1.A2" office:value-type="string">
            <text:p text:style-name="P12">D</text:p>
          </table:table-cell>
        </table:table-row>
        <table:table-row table:style-name="Table1.1">
          <table:table-cell table:style-name="Table1.A2" office:value-type="string">
            <text:p text:style-name="P8">CAT A: <text:bookmark-start text:name="__DdeLink__94_759559976"/><text:placeholder text:placeholder-type="text">&lt;label_group[0]['price_A']&gt;</text:placeholder><text:bookmark-end text:name="__DdeLink__94_759559976"/></text:p>
            <text:p text:style-name="P10">CAT C: <text:placeholder text:placeholder-type="text">&lt;label_group[0]['price_C']&gt;</text:placeholder></text:p>
          </table:table-cell>
          <table:table-cell table:style-name="Table1.A2" office:value-type="string">
            <text:p text:style-name="P8">CAT B:<text:placeholder text:placeholder-type="text">&lt;label_group[0]['price_B']&gt;</text:placeholder></text:p>
            <text:p text:style-name="P8">CAT D:<text:placeholder text:placeholder-type="text">&lt;label_group[0]['price_D']&gt;</text:placeholder></text:p>
          </table:table-cell>
          <table:covered-table-cell/>
          <table:table-cell table:style-name="Table1.A2" office:value-type="string">
            <text:p text:style-name="P8">CAT A: <text:bookmark-start text:name="__DdeLink__94_7595599762"/><text:placeholder text:placeholder-type="text">&lt;label_group[1]['price_A']&gt;</text:placeholder><text:bookmark-end text:name="__DdeLink__94_7595599762"/></text:p>
            <text:p text:style-name="P10">CAT C: <text:placeholder text:placeholder-type="text">&lt;label_group[1]['price_C']&gt;</text:placeholder></text:p>
          </table:table-cell>
          <table:table-cell table:style-name="Table1.A2" office:value-type="string">
            <text:p text:style-name="P8">CAT B:<text:placeholder text:placeholder-type="text">&lt;label_group[1]['price_B']&gt;</text:placeholder></text:p>
            <text:p text:style-name="P8">CAT D:<text:placeholder text:placeholder-type="text">&lt;label_group[1]['price_D']&gt;</text:placeholder></text:p>
          </table:table-cell>
          <table:covered-table-cell/>
          <table:table-cell table:style-name="Table1.A2" office:value-type="string">
            <text:p text:style-name="P8">CAT A: <text:bookmark-start text:name="__DdeLink__94_7595599764"/><text:placeholder text:placeholder-type="text">&lt;label_group[2]['price_A']&gt;</text:placeholder><text:bookmark-end text:name="__DdeLink__94_7595599764"/></text:p>
            <text:p text:style-name="P10">CAT C: <text:placeholder text:placeholder-type="text">&lt;label_group[2]['price_C']&gt;</text:placeholder></text:p>
          </table:table-cell>
          <table:table-cell table:style-name="Table1.A2" office:value-type="string">
            <text:p text:style-name="P8">CAT B:<text:placeholder text:placeholder-type="text">&lt;label_group[2]['price_B']&gt;</text:placeholder></text:p>
            <text:p text:style-name="P8">CAT D:<text:placeholder text:placeholder-type="text">&lt;label_group[2]['price_D']&gt;</text:placeholder></text:p>
          </table:table-cell>
          <table:covered-table-cell/>
          <table:table-cell table:style-name="Table1.A2" office:value-type="string">
            <text:p text:style-name="P8">CAT A: <text:bookmark-start text:name="__DdeLink__94_7595599766"/><text:placeholder text:placeholder-type="text">&lt;label_group[3]['price_A']&gt;</text:placeholder><text:bookmark-end text:name="__DdeLink__94_7595599766"/></text:p>
            <text:p text:style-name="P10">CAT C: <text:placeholder text:placeholder-type="text">&lt;label_group[3]['price_C']&gt;</text:placeholder></text:p>
          </table:table-cell>
          <table:table-cell table:style-name="Table1.A2" office:value-type="string">
            <text:p text:style-name="P8">CAT B:<text:placeholder text:placeholder-type="text">&lt;label_group[3]['price_B']&gt;</text:placeholder></text:p>
            <text:p text:style-name="P8">CAT D:<text:placeholder text:placeholder-type="text">&lt;label_group[3]['price_D']&gt;</text:placeholder></text:p>
          </table:table-cell>
          <table:table-cell table:style-name="Table1.A2" office:value-type="string">
            <text:p text:style-name="P2">D</text:p>
          </table:table-cell>
        </table:table-row>
        <table:table-row table:style-name="Table1.1">
          <table:table-cell table:style-name="Table1.A1" table:number-columns-spanned="12" office:value-type="string">
            <text:p text:style-name="P11">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199cm" fo:margin-left="0.4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1-10T23:49:47.035787846</dc:date>
    <meta:editing-duration>PT5H5M6S</meta:editing-duration>
    <meta:editing-cycles>86</meta:editing-cycles>
    <meta:generator>LibreOffice/5.1.4.2$Linux_X86_64 LibreOffice_project/10m0$Build-2</meta:generator>
    <meta:document-statistic meta:table-count="1" meta:image-count="0" meta:object-count="0" meta:page-count="1" meta:paragraph-count="25" meta:word-count="60" meta:character-count="920" meta:non-whitespace-character-count="885"/>
  </office:meta>
</office:document-meta>
</file>